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E6000001E692E5668C.png" manifest:media-type="image/png"/>
  <manifest:file-entry manifest:full-path="Pictures/100018D2000032450000324588D364A9.svg" manifest:media-type="image/svg+xml"/>
  <manifest:file-entry manifest:full-path="Pictures/100000000000011E000000C4768DF2C3.gif" manifest:media-type="image/gif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aea79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 style:list-style-name="L1">
      <style:graphic-properties svg:stroke-color="#000000"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3333f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heads_20_1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objectwithoutfill">
      <style:graphic-properties draw:marker-start="Arrowheads_20_1" draw:fill="none" draw:textarea-vertical-align="middle"/>
    </style:style>
    <style:style style:name="gr12" style:family="graphic" style:parent-style-name="standard">
      <style:graphic-properties draw:fill="solid" draw:fill-color="#996699" draw:textarea-horizontal-align="justify" draw:textarea-vertical-align="middle" draw:auto-grow-height="false"/>
    </style:style>
    <style:style style:name="gr13" style:family="graphic" style:parent-style-name="objectwithoutfill">
      <style:graphic-properties draw:marker-start="Arrowheads_20_2" draw:marker-end="Arrowheads_20_2" draw:fill="none" draw:textarea-vertical-align="middle"/>
    </style:style>
    <style:style style:name="gr14" style:family="graphic" style:parent-style-name="objectwithoutfill">
      <style:graphic-properties draw:marker-start="" draw:marker-end="" draw:fill="none" draw:textarea-vertical-align="middle"/>
    </style:style>
    <style:style style:name="gr15" style:family="graphic" style:parent-style-name="standard">
      <style:graphic-properties draw:fill="solid" draw:fill-color="#00cc33" draw:textarea-horizontal-align="justify" draw:textarea-vertical-align="middle" draw:auto-grow-height="false"/>
    </style:style>
    <style:style style:name="gr16" style:family="graphic" style:parent-style-name="objectwithoutfill">
      <style:graphic-properties draw:marker-start="Arrowheads_20_2" draw:marker-end="" draw:fill="none" draw:textarea-vertical-align="middle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objectwithoutfill">
      <style:graphic-properties draw:marker-start="Arrowheads_20_1" draw:marker-end="Arrowheads_20_1" draw:fill="none" draw:textarea-vertical-align="middle"/>
    </style:style>
    <style:style style:name="gr19" style:family="graphic" style:parent-style-name="standard">
      <style:graphic-properties draw:fill="solid" draw:fill-color="#996633" draw:textarea-horizontal-align="justify" draw:textarea-vertical-align="middle" draw:auto-grow-height="false"/>
    </style:style>
    <style:style style:name="gr20" style:family="graphic" style:parent-style-name="objectwithoutfill">
      <style:graphic-properties draw:marker-start="" draw:marker-end="Arrowheads_20_1" draw:fill="none" draw:textarea-vertical-align="middle"/>
    </style:style>
    <style:style style:name="gr21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99ff" draw:textarea-horizontal-align="justify" draw:textarea-vertical-align="middle" draw:auto-grow-height="false"/>
    </style:style>
    <style:style style:name="gr24" style:family="graphic" style:parent-style-name="standard">
      <style:graphic-properties svg:stroke-width="0cm" svg:stroke-color="#000000" draw:marker-start-width="0.2cm" draw:marker-end-width="0.2cm" draw:fill="solid" draw:fill-color="#dddddd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svg:stroke-width="0cm" svg:stroke-color="#000000" draw:marker-start-width="0.2cm" draw:marker-end-width="0.2cm" draw:fill="solid" draw:fill-color="#ffffff" draw:textarea-horizontal-align="justify" draw:textarea-vertical-align="middle" draw:auto-grow-height="false" fo:padding-top="0.125cm" fo:padding-bottom="0.125cm" fo:padding-left="0.25cm" fo:padding-right="0.25cm"/>
    </style:style>
    <style:style style:name="gr26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2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8pt" style:font-size-complex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name="Liberation Sans" fo:font-size="14pt" style:letter-kerning="true" style:font-name-asian="Droid Sans Fallback" style:font-size-asian="18pt" style:font-name-complex="FreeSans" style:font-size-complex="18pt"/>
    </style:style>
    <style:style style:name="P5" style:family="paragraph">
      <style:paragraph-properties fo:text-align="center"/>
      <style:text-properties fo:font-size="10pt" style:font-size-asian="18pt" style:font-size-complex="18pt"/>
    </style:style>
    <style:style style:name="P6" style:family="paragraph">
      <style:paragraph-properties fo:text-align="center"/>
      <style:text-properties fo:color="#ffffff" fo:font-size="10pt" style:font-size-asian="18pt" style:font-size-complex="18pt"/>
    </style:style>
    <style:style style:name="P7" style:family="paragraph">
      <style:text-properties fo:font-size="10pt" style:font-size-asian="18pt" style:font-size-complex="18p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style:text-properties fo:color="#ffffff" fo:font-size="8pt" fo:font-weight="bold" style:font-size-asian="8pt" style:font-weight-asian="bold" style:font-size-complex="8pt" style:font-weight-complex="bold"/>
    </style:style>
    <style:style style:name="P10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11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style:font-name="Liberation Sans" fo:font-size="14pt" style:letter-kerning="true" style:font-name-asian="Droid Sans Fallback" style:font-size-asian="18pt" style:font-name-complex="FreeSans" style:font-size-complex="18pt"/>
    </style:style>
    <style:style style:name="T4" style:family="text">
      <style:text-properties fo:font-size="10pt" style:font-size-asian="18pt" style:font-size-complex="18pt"/>
    </style:style>
    <style:style style:name="T5" style:family="text">
      <style:text-properties fo:color="#ffffff" fo:font-size="10pt" style:font-size-asian="18pt" style:font-size-complex="18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ffff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cm" svg:height="2.5cm" svg:x="4.2cm" svg:y="2.4cm"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7cm" svg:y="2.4cm"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9.2cm" svg:y="2.4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11.7cm" svg:y="2.4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4.2cm" svg:y="2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6.7cm" svg:y="2.4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4.2cm" svg:y="5.5cm"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7cm" svg:y="5.5cm"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2cm" svg:y="5.5cm">
          <text:p text:style-name="P1"><text:span text:style-name="T1">LEF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1.7cm" svg:y="5.5cm">
          <text:p text:style-name="P1">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4.2cm" svg:y="5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6.7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7.267cm" svg:height="0.962cm" svg:x="2.4cm" svg:y="1.4cm">
          <draw:text-box>
            <text:p><text:span text:style-name="T2">Sega Genesis 3 buttons</text:span></text:p>
          </draw:text-box>
        </draw:frame>
        <draw:custom-shape draw:style-name="gr4" draw:text-style-name="P4" draw:layer="layout" svg:width="2.5cm" svg:height="2.5cm" svg:x="1cm" svg:y="2.4cm">
          <text:p text:style-name="P1"><text:span text:style-name="T3">SELECT</text:span></text:p>
          <text:p text:style-name="P1"><text:span text:style-name="T3">= LO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1cm" svg:y="5.5cm">
          <text:p text:style-name="P1"><text:span text:style-name="T1">SELECT</text:span></text:p>
          <text:p text:style-name="P1"><text:span text:style-name="T1">=HIGH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2" draw:layer="layout" svg:width="2.5cm" svg:height="2.5cm" svg:x="4.2cm" svg:y="2.4cm"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7cm" svg:y="2.4cm"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9.2cm" svg:y="2.4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11.7cm" svg:y="2.4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4.2cm" svg:y="2.4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6.7cm" svg:y="2.4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4.2cm" svg:y="5.5cm"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7cm" svg:y="5.5cm"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2cm" svg:y="5.5cm">
          <text:p text:style-name="P1"><text:span text:style-name="T1">LEF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1.7cm" svg:y="5.5cm">
          <text:p text:style-name="P1">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4.2cm" svg:y="5.5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6.7cm" svg:y="5.5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frame draw:style-name="gr3" draw:layer="layout" svg:width="7.267cm" svg:height="0.962cm" svg:x="2.4cm" svg:y="1.4cm">
          <draw:text-box>
            <text:p>Sega Genesis 6 buttons</text:p>
          </draw:text-box>
        </draw:frame>
        <draw:custom-shape draw:style-name="gr2" draw:text-style-name="P2" draw:layer="layout" svg:width="2.5cm" svg:height="2.5cm" svg:x="1cm" svg:y="2.4cm">
          <text:p text:style-name="P1"><text:span text:style-name="T3">LO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1cm" svg:y="5.5cm">
          <text:p text:style-name="P1"><text:span text:style-name="T1">HIG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4.2cm" svg:y="8.7cm"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7cm" svg:y="8.7cm"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9.2cm" svg:y="8.7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11.7cm" svg:y="8.7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4.2cm" svg:y="8.7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6.7cm" svg:y="8.7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4.2cm" svg:y="11.8cm"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7cm" svg:y="11.8cm"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2cm" svg:y="11.8cm">
          <text:p text:style-name="P1"><text:span text:style-name="T1">LEF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1.7cm" svg:y="11.8cm">
          <text:p text:style-name="P1">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4.2cm" svg:y="11.8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6.7cm" svg:y="11.8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1cm" svg:y="8.7cm">
          <text:p text:style-name="P1"><text:span text:style-name="T3">LO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1cm" svg:y="11.8cm">
          <text:p text:style-name="P1"><text:span text:style-name="T1">HIG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4.2cm" svg:y="14.8cm">
          <text:p text:style-name="P1"><text:span text:style-name="T3">L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6.7cm" svg:y="14.8cm">
          <text:p text:style-name="P1"><text:span text:style-name="T3">L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9.2cm" svg:y="14.8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11.7cm" svg:y="14.8cm">
          <text:p text:style-name="P1"><text:span text:style-name="T1">LO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4.2cm" svg:y="14.8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6.7cm" svg:y="14.8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4.2cm" svg:y="17.9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7cm" svg:y="17.9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2cm" svg:y="17.9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1.7cm" svg:y="17.9cm">
          <text:p text:style-name="P1"><text:span text:style-name="T1">MODE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14.2cm" svg:y="17.9cm">
          <text:p text:style-name="P1"><text:span text:style-name="T3">HIG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16.7cm" svg:y="17.9cm">
          <text:p text:style-name="P1"><text:span text:style-name="T3">HIGH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1cm" svg:y="14.8cm">
          <text:p text:style-name="P1"><text:span text:style-name="T3">LO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1cm" svg:y="17.9cm">
          <text:p text:style-name="P1"><text:span text:style-name="T1">HIG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4.2cm" svg:y="21.1cm">
          <text:p text:style-name="P1"><text:span text:style-name="T3">HIG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6.7cm" svg:y="21.1cm">
          <text:p text:style-name="P1"><text:span text:style-name="T3">HIG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9.2cm" svg:y="21.1cm">
          <text:p text:style-name="P1"><text:span text:style-name="T3">HIGH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11.7cm" svg:y="21.1cm">
          <text:p text:style-name="P1"><text:span text:style-name="T3">HIG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4.2cm" svg:y="21.1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6.7cm" svg:y="21.1cm">
          <text:p text:style-name="P1"><text:span text:style-name="T1">ST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4.2cm" svg:y="24.2cm">
          <text:p text:style-name="P1"><text:span text:style-name="T1">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6.7cm" svg:y="24.2cm">
          <text:p text:style-name="P1"><text:span text:style-name="T1">DOW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9.2cm" svg:y="24.2cm">
          <text:p text:style-name="P1"><text:span text:style-name="T1">LEF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1.7cm" svg:y="24.2cm">
          <text:p text:style-name="P1"><text:span text:style-name="T1">R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4.2cm" svg:y="24.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cm" svg:height="2.5cm" svg:x="16.7cm" svg:y="24.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cm" svg:height="2.5cm" svg:x="1cm" svg:y="21.1cm">
          <text:p text:style-name="P1"><text:span text:style-name="T3">LOW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5cm" svg:height="2.5cm" svg:x="1cm" svg:y="24.2cm">
          <text:p text:style-name="P1"><text:span text:style-name="T1">HIGH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6" draw:text-style-name="P5" draw:layer="layout" svg:width="2.8cm" svg:height="16.1cm" svg:x="5.1cm" svg:y="2cm">
          <text:p text:style-name="P1"><text:span text:style-name="T4">Arduino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1cm" svg:height="1.6cm" svg:x="10.3cm" svg:y="2.9cm">
          <text:p text:style-name="P1"><text:span text:style-name="T5">shift</text:span></text:p>
          <text:p text:style-name="P1"><text:span text:style-name="T5">register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9cm" svg:y1="2.5cm" svg:x2="13.8cm" svg:y2="2.5cm">
          <text:p text:style-name="P1"><text:span text:style-name="T4">select</text:span></text:p>
          <text:p text:style-name="P1"><text:span text:style-name="T4"/></text:p>
        </draw:line>
        <draw:custom-shape draw:style-name="gr9" draw:text-style-name="P5" draw:layer="layout" svg:width="2.3cm" svg:height="2.9cm" svg:x="13.8cm" svg:y="2cm">
          <text:p text:style-name="P1"><text:span text:style-name="T4">SEGA</text:span></text:p>
          <text:p text:style-name="P1"><text:span text:style-name="T4">GENESIS</text:span></text:p>
          <draw:enhanced-geometry svg:viewBox="0 0 21600 21600" draw:type="rectangle" draw:enhanced-path="M 0 0 L 21600 0 21600 21600 0 21600 0 0 Z N"/>
        </draw:custom-shape>
        <draw:line draw:style-name="gr8" draw:text-style-name="P5" draw:layer="layout" svg:x1="7.9cm" svg:y1="3.7cm" svg:x2="10.3cm" svg:y2="3.7cm">
          <text:p text:style-name="P1"><text:span text:style-name="T4">latch</text:span></text:p>
          <text:p text:style-name="P1"><text:span text:style-name="T4"/></text:p>
        </draw:line>
        <draw:line draw:style-name="gr8" draw:text-style-name="P5" draw:layer="layout" svg:x1="7.9cm" svg:y1="4.2cm" svg:x2="10.3cm" svg:y2="4.2cm">
          <text:p text:style-name="P1"><text:span text:style-name="T4">clock</text:span></text:p>
          <text:p text:style-name="P1"><text:span text:style-name="T4"/></text:p>
        </draw:line>
        <draw:frame draw:style-name="gr10" draw:text-style-name="P7" draw:layer="layout" svg:width="7.3cm" svg:height="1.195cm" svg:x="8.9cm" svg:y="6.6cm">
          <draw:text-box>
            <text:p/>
          </draw:text-box>
        </draw:frame>
        <draw:line draw:style-name="gr8" draw:text-style-name="P5" draw:layer="layout" svg:x1="9.8cm" svg:y1="8.5cm" svg:x2="13.8cm" svg:y2="8.5cm">
          <text:p text:style-name="P1"><text:span text:style-name="T4">cmd</text:span></text:p>
          <text:p text:style-name="P1"><text:span text:style-name="T4"/></text:p>
        </draw:line>
        <draw:line draw:style-name="gr11" draw:text-style-name="P5" draw:layer="layout" svg:x1="7.9cm" svg:y1="3.135cm" svg:x2="10.3cm" svg:y2="3.135cm">
          <text:p text:style-name="P1"><text:span text:style-name="T4">data</text:span></text:p>
          <text:p text:style-name="P1"><text:span text:style-name="T4"/></text:p>
        </draw:line>
        <draw:custom-shape draw:style-name="gr12" draw:text-style-name="P5" draw:layer="layout" svg:width="2.3cm" svg:height="1.7cm" svg:x="13.8cm" svg:y="5.2cm">
          <text:p text:style-name="P1"><text:span text:style-name="T4">NES/</text:span></text:p>
          <text:p text:style-name="P1"><text:span text:style-name="T4">S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7.9cm" svg:y1="6.6cm" svg:x2="13.8cm" svg:y2="6.6cm">
          <text:p text:style-name="P1"><text:span text:style-name="T4">data</text:span></text:p>
          <text:p text:style-name="P1"><text:span text:style-name="T4"/></text:p>
        </draw:line>
        <draw:line draw:style-name="gr13" draw:text-style-name="P1" draw:layer="layout" svg:x1="8.3cm" svg:y1="4.115cm" svg:x2="8.3cm" svg:y2="6.1cm">
          <text:p/>
        </draw:line>
        <draw:line draw:style-name="gr13" draw:text-style-name="P1" draw:layer="layout" svg:x1="8.6cm" svg:y1="3.615cm" svg:x2="8.6cm" svg:y2="5.6cm">
          <text:p/>
        </draw:line>
        <draw:line draw:style-name="gr8" draw:text-style-name="P5" draw:layer="layout" svg:x1="8.3cm" svg:y1="6cm" svg:x2="13.8cm" svg:y2="6cm">
          <text:p text:style-name="P1"><text:span text:style-name="T4">clock</text:span></text:p>
          <text:p text:style-name="P1"><text:span text:style-name="T4"/></text:p>
        </draw:line>
        <draw:line draw:style-name="gr8" draw:text-style-name="P5" draw:layer="layout" svg:x1="8.6cm" svg:y1="5.5cm" svg:x2="13.8cm" svg:y2="5.5cm">
          <text:p text:style-name="P1"><text:span text:style-name="T4">latch</text:span></text:p>
          <text:p text:style-name="P1"><text:span text:style-name="T4"/></text:p>
        </draw:line>
        <draw:line draw:style-name="gr11" draw:text-style-name="P5" draw:layer="layout" svg:x1="12.4cm" svg:y1="3.1cm" svg:x2="13.8cm" svg:y2="3.1cm">
          <text:p text:style-name="P1"><text:span text:style-name="T6">UP</text:span></text:p>
          <text:p text:style-name="P1"><text:span text:style-name="T6"/></text:p>
        </draw:line>
        <draw:line draw:style-name="gr11" draw:text-style-name="P5" draw:layer="layout" svg:x1="12.401cm" svg:y1="3.35cm" svg:x2="13.801cm" svg:y2="3.35cm">
          <text:p text:style-name="P1"><text:span text:style-name="T6">DOWN</text:span></text:p>
          <text:p text:style-name="P1"><text:span text:style-name="T6"/></text:p>
        </draw:line>
        <draw:line draw:style-name="gr11" draw:text-style-name="P5" draw:layer="layout" svg:x1="12.402cm" svg:y1="3.6cm" svg:x2="13.802cm" svg:y2="3.6cm">
          <text:p text:style-name="P1"><text:span text:style-name="T6">LEFT</text:span></text:p>
          <text:p text:style-name="P1"><text:span text:style-name="T6"/></text:p>
        </draw:line>
        <draw:line draw:style-name="gr11" draw:text-style-name="P5" draw:layer="layout" svg:x1="12.403cm" svg:y1="3.85cm" svg:x2="13.803cm" svg:y2="3.85cm">
          <text:p text:style-name="P1"><text:span text:style-name="T6">RIGHT</text:span></text:p>
          <text:p text:style-name="P1"><text:span text:style-name="T6"/></text:p>
        </draw:line>
        <draw:line draw:style-name="gr11" draw:text-style-name="P5" draw:layer="layout" svg:x1="12.404cm" svg:y1="4.1cm" svg:x2="13.804cm" svg:y2="4.1cm">
          <text:p text:style-name="P1"><text:span text:style-name="T6">B/A</text:span></text:p>
          <text:p text:style-name="P1"><text:span text:style-name="T6"/></text:p>
        </draw:line>
        <draw:line draw:style-name="gr11" draw:text-style-name="P5" draw:layer="layout" svg:x1="12.405cm" svg:y1="4.35cm" svg:x2="13.805cm" svg:y2="4.35cm">
          <text:p text:style-name="P1"><text:span text:style-name="T6">C/START</text:span></text:p>
          <text:p text:style-name="P1"><text:span text:style-name="T6"/></text:p>
        </draw:line>
        <draw:line draw:style-name="gr14" draw:text-style-name="P1" draw:layer="layout" svg:x1="8.6cm" svg:y1="5.516cm" svg:x2="8.6cm" svg:y2="7.501cm">
          <text:p/>
        </draw:line>
        <draw:line draw:style-name="gr14" draw:text-style-name="P1" draw:layer="layout" svg:x1="8.3cm" svg:y1="6.017cm" svg:x2="8.3cm" svg:y2="8.002cm">
          <text:p/>
        </draw:line>
        <draw:line draw:style-name="gr8" draw:text-style-name="P5" draw:layer="layout" svg:x1="8.3cm" svg:y1="7.996cm" svg:x2="13.8cm" svg:y2="7.996cm">
          <text:p text:style-name="P1"><text:span text:style-name="T4">clock</text:span></text:p>
          <text:p text:style-name="P1"><text:span text:style-name="T4"/></text:p>
        </draw:line>
        <draw:line draw:style-name="gr8" draw:text-style-name="P5" draw:layer="layout" svg:x1="8.6cm" svg:y1="7.496cm" svg:x2="13.8cm" svg:y2="7.496cm">
          <text:p text:style-name="P1"><text:span text:style-name="T4">att</text:span></text:p>
          <text:p text:style-name="P1"><text:span text:style-name="T4"/></text:p>
        </draw:line>
        <draw:custom-shape draw:style-name="gr15" draw:text-style-name="P8" draw:layer="layout" svg:width="2.3cm" svg:height="2.4cm" svg:x="13.8cm" svg:y="7.3cm">
          <text:p text:style-name="P1"><text:span text:style-name="T7">DUALSHOCK</text:span></text:p>
          <text:p text:style-name="P1"><text:span text:style-name="T7">/ GUIT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5" draw:layer="layout" svg:x1="7.901cm" svg:y1="8.984cm" svg:x2="13.801cm" svg:y2="8.984cm">
          <text:p text:style-name="P1"><text:span text:style-name="T4">data</text:span></text:p>
          <text:p text:style-name="P1"><text:span text:style-name="T4"/></text:p>
        </draw:line>
        <draw:line draw:style-name="gr11" draw:text-style-name="P5" draw:layer="layout" svg:x1="7.902cm" svg:y1="9.468cm" svg:x2="13.802cm" svg:y2="9.468cm">
          <text:p text:style-name="P1"><text:span text:style-name="T4">ack</text:span></text:p>
          <text:p text:style-name="P1"><text:span text:style-name="T4"/></text:p>
        </draw:line>
        <draw:line draw:style-name="gr16" draw:text-style-name="P1" draw:layer="layout" svg:x1="9.8cm" svg:y1="2.415cm" svg:x2="9.8cm" svg:y2="8.5cm">
          <text:p/>
        </draw:line>
        <draw:custom-shape draw:style-name="gr17" draw:text-style-name="P8" draw:layer="layout" svg:width="2.3cm" svg:height="1.1cm" svg:x="13.8cm" svg:y="10cm">
          <text:p text:style-name="P1"><text:span text:style-name="T7">N64/</text:span></text:p>
          <text:p text:style-name="P1"><text:span text:style-name="T7">GAMECU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5" draw:layer="layout" svg:x1="7.9cm" svg:y1="10.5cm" svg:x2="13.8cm" svg:y2="10.5cm">
          <text:p text:style-name="P1"><text:span text:style-name="T4">1 wire</text:span></text:p>
          <text:p text:style-name="P1"><text:span text:style-name="T4"/></text:p>
        </draw:line>
        <draw:line draw:style-name="gr11" draw:text-style-name="P5" draw:layer="layout" svg:x1="3.7cm" svg:y1="3.1cm" svg:x2="5.1cm" svg:y2="3.1cm">
          <text:p text:style-name="P1"><text:span text:style-name="T6">UP</text:span></text:p>
          <text:p text:style-name="P1"><text:span text:style-name="T6"/></text:p>
        </draw:line>
        <draw:line draw:style-name="gr11" draw:text-style-name="P5" draw:layer="layout" svg:x1="3.701cm" svg:y1="3.35cm" svg:x2="5.101cm" svg:y2="3.35cm">
          <text:p text:style-name="P1"><text:span text:style-name="T6">DOWN</text:span></text:p>
          <text:p text:style-name="P1"><text:span text:style-name="T6"/></text:p>
        </draw:line>
        <draw:line draw:style-name="gr11" draw:text-style-name="P5" draw:layer="layout" svg:x1="3.702cm" svg:y1="3.6cm" svg:x2="5.102cm" svg:y2="3.6cm">
          <text:p text:style-name="P1"><text:span text:style-name="T6">LEFT</text:span></text:p>
          <text:p text:style-name="P1"><text:span text:style-name="T6"/></text:p>
        </draw:line>
        <draw:line draw:style-name="gr11" draw:text-style-name="P5" draw:layer="layout" svg:x1="3.703cm" svg:y1="3.85cm" svg:x2="5.103cm" svg:y2="3.85cm">
          <text:p text:style-name="P1"><text:span text:style-name="T6">RIGHT</text:span></text:p>
          <text:p text:style-name="P1"><text:span text:style-name="T6"/></text:p>
        </draw:line>
        <draw:line draw:style-name="gr11" draw:text-style-name="P5" draw:layer="layout" svg:x1="3.704cm" svg:y1="4.1cm" svg:x2="5.104cm" svg:y2="4.1cm">
          <text:p text:style-name="P1"><text:span text:style-name="T6">B/A</text:span></text:p>
          <text:p text:style-name="P1"><text:span text:style-name="T6"/></text:p>
        </draw:line>
        <draw:line draw:style-name="gr11" draw:text-style-name="P5" draw:layer="layout" svg:x1="3.705cm" svg:y1="4.35cm" svg:x2="5.105cm" svg:y2="4.35cm">
          <text:p text:style-name="P1"><text:span text:style-name="T6">C/START</text:span></text:p>
          <text:p text:style-name="P1"><text:span text:style-name="T6"/></text:p>
        </draw:line>
        <draw:custom-shape draw:style-name="gr19" draw:text-style-name="P5" draw:layer="layout" svg:width="2.3cm" svg:height="2.9cm" svg:x="1.4cm" svg:y="2.7cm">
          <text:p text:style-name="P1"><text:span text:style-name="T4">MSX</text:span></text:p>
          <draw:enhanced-geometry svg:viewBox="0 0 21600 21600" draw:type="rectangle" draw:enhanced-path="M 0 0 L 21600 0 21600 21600 0 21600 0 0 Z N"/>
        </draw:custom-shape>
        <draw:line draw:style-name="gr20" draw:text-style-name="P5" draw:layer="layout" svg:x1="3.7cm" svg:y1="4.9cm" svg:x2="5.1cm" svg:y2="4.9cm">
          <text:p text:style-name="P1"><text:span text:style-name="T6">PULSE</text:span></text:p>
          <text:p text:style-name="P1"><text:span text:style-name="T6"/></text:p>
        </draw:line>
        <draw:custom-shape draw:style-name="gr21" draw:text-style-name="P8" draw:layer="layout" svg:width="2.3cm" svg:height="1.1cm" svg:x="13.8cm" svg:y="11.5cm">
          <text:p text:style-name="P1"><text:span text:style-name="T7">NUNCHUCK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5" draw:layer="layout" svg:x1="7.9cm" svg:y1="11.784cm" svg:x2="13.8cm" svg:y2="11.784cm">
          <text:p text:style-name="P1"><text:span text:style-name="T4">SDA</text:span></text:p>
          <text:p text:style-name="P1"><text:span text:style-name="T4"/></text:p>
        </draw:line>
        <draw:line draw:style-name="gr18" draw:text-style-name="P5" draw:layer="layout" svg:x1="7.9cm" svg:y1="12.273cm" svg:x2="13.8cm" svg:y2="12.273cm">
          <text:p text:style-name="P1"><text:span text:style-name="T4">SCL</text:span></text:p>
          <text:p text:style-name="P1"><text:span text:style-name="T4"/></text:p>
        </draw:line>
        <draw:custom-shape draw:style-name="gr22" draw:text-style-name="P8" draw:layer="layout" svg:width="2.3cm" svg:height="1.6cm" svg:x="13.8cm" svg:y="13.1cm">
          <text:p text:style-name="P1"><text:span text:style-name="T8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8.8cm" svg:y1="12.2cm" svg:x2="8.8cm" svg:y2="14.185cm">
          <text:p/>
        </draw:line>
        <draw:line draw:style-name="gr16" draw:text-style-name="P1" draw:layer="layout" svg:x1="9.1cm" svg:y1="11.7cm" svg:x2="9.1cm" svg:y2="13.685cm">
          <text:p/>
        </draw:line>
        <draw:line draw:style-name="gr8" draw:text-style-name="P5" draw:layer="layout" svg:x1="9.1cm" svg:y1="13.7cm" svg:x2="13.8cm" svg:y2="13.7cm">
          <text:p text:style-name="P1"><text:span text:style-name="T4">SDA</text:span></text:p>
          <text:p text:style-name="P1"><text:span text:style-name="T4"/></text:p>
        </draw:line>
        <draw:line draw:style-name="gr8" draw:text-style-name="P5" draw:layer="layout" svg:x1="8.8cm" svg:y1="14.2cm" svg:x2="13.8cm" svg:y2="14.184cm">
          <text:p text:style-name="P1"><text:span text:style-name="T4">SCL</text:span></text:p>
          <text:p text:style-name="P1"><text:span text:style-name="T4"/></text:p>
        </draw:line>
        <draw:line draw:style-name="gr8" draw:text-style-name="P5" draw:layer="layout" svg:x1="7.9cm" svg:y1="17.384cm" svg:x2="10.3cm" svg:y2="17.384cm">
          <text:p text:style-name="P1"><text:span text:style-name="T4">Debug</text:span></text:p>
          <text:p text:style-name="P1"><text:span text:style-name="T4"/></text:p>
        </draw:line>
        <draw:frame draw:style-name="gr3" draw:layer="layout" svg:width="2.119cm" svg:height="0.962cm" svg:x="10.2cm" svg:y="16.838cm">
          <draw:text-box>
            <text:p>Serial</text:p>
          </draw:text-box>
        </draw:frame>
        <draw:frame draw:style-name="gr3" draw:text-style-name="P9" draw:layer="layout" svg:width="1.116cm" svg:height="0.573cm" svg:x="4.984cm" svg:y="4.7cm">
          <draw:text-box>
            <text:p><text:span text:style-name="T9">INT0</text:span></text:p>
          </draw:text-box>
        </draw:frame>
        <draw:frame draw:style-name="gr3" draw:text-style-name="P10" draw:layer="layout" svg:width="1.289cm" svg:height="0.895cm" svg:x="5.084cm" svg:y="3.327cm">
          <draw:text-box>
            <text:p text:style-name="P1"><text:span text:style-name="T9">PORT</text:span></text:p>
            <text:p text:style-name="P1"><text:span text:style-name="T9">B</text:span></text:p>
          </draw:text-box>
        </draw:frame>
        <draw:custom-shape draw:style-name="gr23" draw:text-style-name="P8" draw:layer="layout" svg:width="2.3cm" svg:height="1.6cm" svg:x="13.8cm" svg:y="14.981cm">
          <text:p text:style-name="P1"><text:span text:style-name="T8">EEPROM</text:span></text:p>
          <text:p text:style-name="P1"><text:span text:style-name="T8">64Kx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5" draw:layer="layout" svg:x1="9.1cm" svg:y1="15.581cm" svg:x2="13.8cm" svg:y2="15.581cm">
          <text:p text:style-name="P1"><text:span text:style-name="T4">SDA</text:span></text:p>
          <text:p text:style-name="P1"><text:span text:style-name="T4"/></text:p>
        </draw:line>
        <draw:line draw:style-name="gr8" draw:text-style-name="P5" draw:layer="layout" svg:x1="8.8cm" svg:y1="16.081cm" svg:x2="13.8cm" svg:y2="16.065cm">
          <text:p text:style-name="P1"><text:span text:style-name="T4">SCL</text:span></text:p>
          <text:p text:style-name="P1"><text:span text:style-name="T4"/></text:p>
        </draw:line>
        <draw:line draw:style-name="gr16" draw:text-style-name="P1" draw:layer="layout" svg:x1="8.8cm" svg:y1="14.101cm" svg:x2="8.8cm" svg:y2="16.086cm">
          <text:p/>
        </draw:line>
        <draw:line draw:style-name="gr16" draw:text-style-name="P1" draw:layer="layout" svg:x1="9.1cm" svg:y1="13.601cm" svg:x2="9.1cm" svg:y2="15.586cm">
          <text:p/>
        </draw:line>
      </draw:page>
      <draw:page draw:name="page4" draw:style-name="dp1" draw:master-page-name="Default">
        <draw:g>
          <draw:path draw:style-name="gr24" draw:text-style-name="P1" draw:layer="layout" svg:width="8.399cm" svg:height="1.499cm" svg:x="5.9cm" svg:y="2.4cm" svg:viewBox="0 0 8400 1500" svg:d="M7904 1500h-2304-2300-2804c-200 0-889-1500-189-1500h2993 2300 2493c700 0 11 1500-189 1500z">
            <text:p/>
          </draw:path>
          <draw:g>
            <draw:custom-shape draw:style-name="gr25" draw:text-style-name="P11" draw:layer="layout" svg:width="0.4cm" svg:height="0.4cm" svg:x="6.299cm" svg:y="2.548cm">
              <text:p text:style-name="P1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6.9cm" svg:y="2.549cm">
              <text:p text:style-name="P1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7.5cm" svg:y="2.549cm">
              <text:p text:style-name="P1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8.101cm" svg:y="2.55cm">
              <text:p text:style-name="P1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8.7cm" svg:y="2.549cm">
              <text:p text:style-name="P1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9.301cm" svg:y="2.55cm">
              <text:p text:style-name="P1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9.901cm" svg:y="2.55cm">
              <text:p text:style-name="P1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0.502cm" svg:y="2.551cm">
              <text:p text:style-name="P1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1.1cm" svg:y="2.549cm">
              <text:p text:style-name="P11">9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1.701cm" svg:y="2.55cm">
              <text:p text:style-name="P11">1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2.301cm" svg:y="2.55cm">
              <text:p text:style-name="P11">1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2.902cm" svg:y="2.551cm">
              <text:p text:style-name="P11">1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3.501cm" svg:y="2.55cm">
              <text:p text:style-name="P11">1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6.601cm" svg:y="3.35cm">
              <text:p text:style-name="P11">1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7.201cm" svg:y="3.35cm">
              <text:p text:style-name="P11">1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7.802cm" svg:y="3.351cm">
              <text:p text:style-name="P11">1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8.401cm" svg:y="3.35cm">
              <text:p text:style-name="P11">1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9.002cm" svg:y="3.351cm">
              <text:p text:style-name="P11">1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9.602cm" svg:y="3.351cm">
              <text:p text:style-name="P11">19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0.203cm" svg:y="3.352cm">
              <text:p text:style-name="P11">2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0.801cm" svg:y="3.35cm">
              <text:p text:style-name="P11">2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1.402cm" svg:y="3.351cm">
              <text:p text:style-name="P11">2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2.002cm" svg:y="3.351cm">
              <text:p text:style-name="P11">2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2.603cm" svg:y="3.352cm">
              <text:p text:style-name="P11">2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3.202cm" svg:y="3.351cm">
              <text:p text:style-name="P11">2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path draw:style-name="gr26" draw:text-style-name="P1" draw:layer="layout" svg:width="3.406cm" svg:height="1.499cm" svg:x="11cm" svg:y="5.1cm" svg:viewBox="0 0 3407 1500" svg:d="M2911 1500h-2415c-200 0-889-1500-189-1500h2793c700 0 11 1500-189 1500z">
            <text:p/>
          </draw:path>
          <draw:g>
            <draw:custom-shape draw:style-name="gr27" draw:text-style-name="P11" draw:layer="layout" svg:width="0.4cm" svg:height="0.4cm" svg:x="11.303cm" svg:y="5.248cm">
              <text:p text:style-name="P1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4cm" svg:height="0.4cm" svg:x="11.904cm" svg:y="5.249cm">
              <text:p text:style-name="P1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4cm" svg:height="0.4cm" svg:x="12.504cm" svg:y="5.249cm">
              <text:p text:style-name="P1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4cm" svg:height="0.4cm" svg:x="13.105cm" svg:y="5.25cm">
              <text:p text:style-name="P1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4cm" svg:height="0.4cm" svg:x="13.704cm" svg:y="5.249cm">
              <text:p text:style-name="P1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4cm" svg:height="0.4cm" svg:x="11.606cm" svg:y="6.051cm">
              <text:p text:style-name="P1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4cm" svg:height="0.4cm" svg:x="12.206cm" svg:y="6.051cm">
              <text:p text:style-name="P1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4cm" svg:height="0.4cm" svg:x="12.807cm" svg:y="6.052cm">
              <text:p text:style-name="P1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7" draw:text-style-name="P11" draw:layer="layout" svg:width="0.4cm" svg:height="0.4cm" svg:x="13.405cm" svg:y="6.05cm">
              <text:p text:style-name="P11">9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g>
          <draw:path draw:style-name="gr24" draw:text-style-name="P1" draw:layer="layout" svg:width="8.399cm" svg:height="1.499cm" svg:x="5.7cm" svg:y="9.3cm" svg:viewBox="0 0 8400 1500" svg:d="M7904 1500h-2304-2300-2804c-200 0-889-1500-189-1500h2993 2300 2493c700 0 11 1500-189 1500z">
            <text:p/>
          </draw:path>
          <draw:g>
            <draw:custom-shape draw:style-name="gr25" draw:text-style-name="P11" draw:layer="layout" svg:width="0.4cm" svg:height="0.4cm" svg:x="6.099cm" svg:y="9.448cm">
              <text:p text:style-name="P11">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6.7cm" svg:y="9.449cm">
              <text:p text:style-name="P11">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7.3cm" svg:y="9.449cm">
              <text:p text:style-name="P11">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7.901cm" svg:y="9.45cm">
              <text:p text:style-name="P11">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8.5cm" svg:y="9.449cm">
              <text:p text:style-name="P11">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9.101cm" svg:y="9.45cm">
              <text:p text:style-name="P11">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9.701cm" svg:y="9.45cm">
              <text:p text:style-name="P11">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0.302cm" svg:y="9.451cm">
              <text:p text:style-name="P11">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0.9cm" svg:y="9.449cm">
              <text:p text:style-name="P11">9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1.501cm" svg:y="9.45cm">
              <text:p text:style-name="P11">1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2.101cm" svg:y="9.45cm">
              <text:p text:style-name="P11">1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2.702cm" svg:y="9.451cm">
              <text:p text:style-name="P11">1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3.301cm" svg:y="9.45cm">
              <text:p text:style-name="P11">1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6.401cm" svg:y="10.25cm">
              <text:p text:style-name="P11">1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7.001cm" svg:y="10.25cm">
              <text:p text:style-name="P11">1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7.602cm" svg:y="10.251cm">
              <text:p text:style-name="P11">16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8.201cm" svg:y="10.25cm">
              <text:p text:style-name="P11">17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8.802cm" svg:y="10.251cm">
              <text:p text:style-name="P11">18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9.402cm" svg:y="10.251cm">
              <text:p text:style-name="P11">19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0.003cm" svg:y="10.252cm">
              <text:p text:style-name="P11">20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0.601cm" svg:y="10.25cm">
              <text:p text:style-name="P11">21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1.202cm" svg:y="10.251cm">
              <text:p text:style-name="P11">22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1.802cm" svg:y="10.251cm">
              <text:p text:style-name="P11">23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2.403cm" svg:y="10.252cm">
              <text:p text:style-name="P11">24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5" draw:text-style-name="P11" draw:layer="layout" svg:width="0.4cm" svg:height="0.4cm" svg:x="13.002cm" svg:y="10.251cm">
              <text:p text:style-name="P11">25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28" draw:text-style-name="P1" draw:layer="layout" svg:width="7.566cm" svg:height="5.185cm" svg:x="3.534cm" svg:y="12.7cm">
          <draw:image xlink:href="Pictures/100000000000011E000000C4768DF2C3.gif" xlink:type="simple" xlink:show="embed" xlink:actuate="onLoad">
            <text:p/>
          </draw:image>
        </draw:frame>
        <draw:frame draw:style-name="gr28" draw:text-style-name="P1" draw:layer="layout" svg:width="2.368cm" svg:height="2.368cm" svg:x="2.2cm" svg:y="5.432cm">
          <draw:image xlink:href="Pictures/100018D2000032450000324588D364A9.svg" xlink:type="simple" xlink:show="embed" xlink:actuate="onLoad">
            <text:p/>
          </draw:image>
          <draw:image xlink:href="Pictures/10000201000001E6000001E692E5668C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jovic </meta:initial-creator>
    <meta:creation-date>2019-06-24T23:02:13.292559631</meta:creation-date>
    <dc:date>2019-06-29T22:49:21.094077903</dc:date>
    <dc:creator>Danjovic </dc:creator>
    <meta:editing-duration>PT4H18M38S</meta:editing-duration>
    <meta:editing-cycles>18</meta:editing-cycles>
    <meta:generator>LibreOffice/4.2.8.2$Linux_x86 LibreOffice_project/420m0$Build-2</meta:generator>
    <meta:document-statistic meta:object-count="198"/>
  </office:meta>
</office:document-meta>
</file>